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500286A991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Arrow_20_Line" style:list-style-name="L1">
      <style:graphic-properties draw:textarea-vertical-align="middle" draw:line-distance="2.287cm" loext:decorative="false"/>
      <style:paragraph-properties style:writing-mode="lr-tb"/>
    </style:style>
    <style:style style:name="gr3" style:family="graphic" style:parent-style-name="Arrow_20_Line" style:list-style-name="L1">
      <style:graphic-properties draw:textarea-vertical-align="middle" draw:line-distance="1.788cm" loext:decorative="false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line-distance="8.0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.366cm" svg:y="1.048cm">
          <draw:image xlink:href="Pictures/100000010000050000000500286A991E.png" xlink:type="simple" xlink:show="embed" xlink:actuate="onLoad" draw:mime-type="image/png">
            <text:p/>
          </draw:image>
        </draw:frame>
        <draw:measure draw:style-name="gr2" draw:text-style-name="P3" draw:layer="measurelines" svg:x1="6.445cm" svg:y1="6.985cm" svg:x2="15.97cm" svg:y2="6.932cm">
          <text:p text:style-name="P2"/>
          <text:p text:style-name="P2"><text:s/>18<text:measure text:kind="unit">"</text:measure><text:measure text:kind="gap"/> (457.2mm)</text:p>
        </draw:measure>
        <draw:measure draw:style-name="gr3" draw:text-style-name="P3" draw:layer="measurelines" svg:x1="4.857cm" svg:y1="11.112cm" svg:x2="5.492cm" svg:y2="9.842cm">
          <text:p text:style-name="P2"><text:span text:style-name="T1">2.25” (57.15mm)</text:span></text:p>
        </draw:measure>
        <draw:measure draw:style-name="gr4" draw:text-style-name="P3" draw:layer="measurelines" svg:x1="12.16cm" svg:y1="12.065cm" svg:x2="12.16cm" svg:y2="15.24cm">
          <text:p text:style-name="P2">3.75” (95.3mm)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20:10:20.537268903</dc:date>
    <meta:editing-duration>PT2H18M59S</meta:editing-duration>
    <meta:editing-cycles>2</meta:editing-cycles>
    <meta:generator>LibreOffice/24.2.7.2$Linux_X86_64 LibreOffice_project/420$Build-2</meta:generator>
    <meta:document-statistic meta:object-count="4"/>
  </office:meta>
</office:document-meta>
</file>